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/>
    </style:style>
    <style:style style:name="P2" style:family="paragraph" style:parent-style-name="Standard">
      <style:text-properties officeooo:rsid="0006b74c" officeooo:paragraph-rsid="0006b74c"/>
    </style:style>
    <style:style style:name="P3" style:family="paragraph" style:parent-style-name="Standard">
      <style:text-properties officeooo:rsid="0006b74c" officeooo:paragraph-rsid="0004d857"/>
    </style:style>
    <style:style style:name="P4" style:family="paragraph" style:parent-style-name="Standard">
      <style:text-properties officeooo:paragraph-rsid="0006b74c"/>
    </style:style>
    <style:style style:name="P5" style:family="paragraph" style:parent-style-name="Standard" style:master-page-name="Standard">
      <style:paragraph-properties style:page-number="auto"/>
    </style:style>
    <style:style style:name="P6" style:family="paragraph" style:parent-style-name="Standard">
      <style:text-properties fo:font-weight="normal" officeooo:rsid="0010ebe8" officeooo:paragraph-rsid="0010ebe8" style:font-weight-asian="normal" style:font-weight-complex="normal"/>
    </style:style>
    <style:style style:name="P7" style:family="paragraph" style:parent-style-name="Standard">
      <style:text-properties officeooo:rsid="0010ebe8" officeooo:paragraph-rsid="0010ebe8"/>
    </style:style>
    <style:style style:name="P8" style:family="paragraph" style:parent-style-name="Standard">
      <style:text-properties officeooo:rsid="00119796" officeooo:paragraph-rsid="00119796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119796" officeooo:paragraph-rsid="00119796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solid" style:text-underline-width="auto" style:text-underline-color="font-color" fo:font-weight="bold" style:font-weight-asian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normal"/>
    </style:style>
    <style:style style:name="T4" style:family="text">
      <style:text-properties officeooo:rsid="0004d857"/>
    </style:style>
    <style:style style:name="T5" style:family="text">
      <style:text-properties style:text-position="0% 100%"/>
    </style:style>
    <style:style style:name="T6" style:family="text">
      <style:text-properties style:text-position="0% 100%" style:text-underline-style="none" fo:font-weight="normal" style:font-weight-asian="normal" style:font-weight-complex="normal"/>
    </style:style>
    <style:style style:name="T7" style:family="text">
      <style:text-properties officeooo:rsid="000ad968"/>
    </style:style>
    <style:style style:name="T8" style:family="text">
      <style:text-properties officeooo:rsid="00119796"/>
    </style:style>
    <style:style style:name="T9" style:family="text">
      <style:text-properties style:text-position="sub 58%"/>
    </style:style>
    <style:style style:name="T10" style:family="text">
      <style:text-properties style:text-position="sub 58%" style:text-underline-style="none" fo:font-weight="normal" style:font-weight-asian="normal" style:font-weight-complex="normal"/>
    </style:style>
    <style:style style:name="T11" style:family="text">
      <style:text-properties style:text-underline-style="none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[<text:span text:style-name="T4">Blaine Mason</text:span>] <text:s text:c="4"/></text:p>
      <text:p text:style-name="Standard">COSC <text:span text:style-name="T4">320</text:span> --- [<text:span text:style-name="T4">001</text:span>]<text:tab/><text:tab/>[<text:span text:style-name="T4">Lab02</text:span>]<text:tab/><text:tab/>[<text:span text:style-name="T7">10 February 2020 </text:span>]</text:p>
      <text:p text:style-name="Standard"/>
      <text:p text:style-name="Standard"><text:span text:style-name="T1">Lab report</text:span>: <text:span text:style-name="T8">In this lab I faced a small issue when needing to run the binary search, but if the search was successful, not count the comparisons. <text:s/>In order to find a solution to this I used a temp value that was passed by reference first to see if the value exists. <text:s/>Then, I moved towards counting the number of comparisons if it didn’t exist. <text:s/>Other than that this lab took me around an hour to code and organize, but I feel I gained a stronger intuition of big-oh and algorithm analysis from it.</text:span></text:p>
      <text:p text:style-name="Standard"/>
      <text:p text:style-name="Standard"><text:span text:style-name="T2">Pre-lab</text:span>:</text:p>
      <text:p text:style-name="Standard">1. <text:s/><text:span text:style-name="T7">I have read and understand Linear Search and Binary Search.</text:span></text:p>
      <text:p text:style-name="Standard"/>
      <text:p text:style-name="Standard"/>
      <text:p text:style-name="P1">Lab <text:span text:style-name="T7">2</text:span></text:p>
      <text:p text:style-name="P6">#include &lt;iostream&gt;</text:p>
      <text:p text:style-name="P6">#include "binSearch.h" //which also #include "deSelSort.h"</text:p>
      <text:p text:style-name="P6">#include &lt;cstdlib&gt; //used for srand(time(0))</text:p>
      <text:p text:style-name="P6"/>
      <text:p text:style-name="P6"/>
      <text:p text:style-name="P6">int main(){</text:p>
      <text:p text:style-name="P6"><text:s text:c="2"/>//Seed the random variables</text:p>
      <text:p text:style-name="P6"><text:tab/>srand(time(0));</text:p>
      <text:p text:style-name="P6"/>
      <text:p text:style-name="P6"><text:s text:c="2"/>//Predefined variables from the Lab instructions</text:p>
      <text:p text:style-name="P6"><text:tab/>int ARRSIZE = 10000;</text:p>
      <text:p text:style-name="P6"><text:tab/>int arr[ARRSIZE];</text:p>
      <text:p text:style-name="P6"><text:tab/>int RANDOMLIMIT = 99999;</text:p>
      <text:p text:style-name="P6"><text:tab/>int RANDOMVALUES = 10000;</text:p>
      <text:p text:style-name="P6"><text:s text:c="2"/></text:p>
      <text:p text:style-name="P6"><text:s text:c="2"/>//A for-loop to fill the array with random values from </text:p>
      <text:p text:style-name="P6"><text:s text:c="2"/>//0-RANDOMLIMIT</text:p>
      <text:p text:style-name="P6"><text:tab/>for(int i = 0; i &lt; ARRSIZE; i++){</text:p>
      <text:p text:style-name="P6"><text:tab/><text:tab/>arr[i] = rand()%RANDOMLIMIT;</text:p>
      <text:p text:style-name="P6"><text:tab/>}</text:p>
      <text:p text:style-name="P6"><text:s text:c="2"/>//Sort the entire array using deSelsort </text:p>
      <text:p text:style-name="P6"><text:s text:c="2"/>//defined in Lab-01</text:p>
      <text:p text:style-name="P6"><text:tab/>deSelsort(arr, ARRSIZE);</text:p>
      <text:p text:style-name="P6"><text:s text:c="4"/></text:p>
      <text:p text:style-name="P6"><text:s text:c="2"/>//sumFailCom -&gt; the sum of the comparisons during a</text:p>
      <text:p text:style-name="P6"><text:s text:c="2"/>//failed search(item DNE in array</text:p>
      <text:p text:style-name="P6"><text:s text:c="2"/>//temp -&gt; a temporary integer to pass into binSearch to </text:p>
      <text:p text:style-name="P6"><text:s text:c="2"/>//see if the RANDOM target can be found(return value != -1)</text:p>
      <text:p text:style-name="P6"><text:s text:c="2"/>//successTotal -&gt; the sum of the <text:s/>total successful searches</text:p>
      <text:p text:style-name="P6"><text:tab/>int sumFailCom = 0;</text:p>
      <text:p text:style-name="P6"><text:tab/>int temp = 0;</text:p>
      <text:p text:style-name="P6"><text:soft-page-break/><text:tab/>int successTotal = 0;</text:p>
      <text:p text:style-name="P6"><text:s text:c="2"/></text:p>
      <text:p text:style-name="P6"><text:s text:c="2"/>//Loop iterates RANDOMVALUES-number of times</text:p>
      <text:p text:style-name="P6"><text:tab/>for(int j = 0; j &lt; RANDOMVALUES; j++){</text:p>
      <text:p text:style-name="P6"><text:s text:c="4"/>//randomTarget -&gt; a random target that will be unique each iteration</text:p>
      <text:p text:style-name="P6"><text:tab/><text:tab/>int randomTarget = rand()%RANDOMLIMIT;</text:p>
      <text:p text:style-name="P6"><text:s text:c="4"/></text:p>
      <text:p text:style-name="P6"><text:s text:c="4"/>//indexOfItem -&gt; stores the index the item exits, if successful,</text:p>
      <text:p text:style-name="P6"><text:s text:c="4"/>//then this will be the index, else, unsuccessful</text:p>
      <text:p text:style-name="P6"><text:s text:c="4"/>//the effectiveness of temp:</text:p>
      <text:p text:style-name="P6"><text:s text:c="4"/>// <text:s/>temp will be passed into binSearch by reference to count the comparisons, </text:p>
      <text:p text:style-name="P6"><text:s text:c="4"/>// <text:s/>but the only comparisons we are worried about is if the target value is not value.</text:p>
      <text:p text:style-name="P6"><text:s text:c="4"/>// <text:s/>so if a successful search is performed then the use of sumFailCom would be ruined.</text:p>
      <text:p text:style-name="P6"><text:s text:c="4"/>// <text:s/>By using temp you get if a successful search exits, from there you either increment</text:p>
      <text:p text:style-name="P6"><text:s text:c="4"/>// <text:s/>successTotal, or run binSearch again, since you know it will fail, to get the sumFailCom.</text:p>
      <text:p text:style-name="P6"><text:tab/><text:tab/>int indexOfItem = binSearch(arr, ARRSIZE, randomTarget, temp);</text:p>
      <text:p text:style-name="P6"><text:tab/><text:tab/>if(indexOfItem == -1){</text:p>
      <text:p text:style-name="P6"><text:tab/><text:tab/><text:tab/>indexOfItem = binSearch(arr, ARRSIZE, randomTarget, sumFailCom);</text:p>
      <text:p text:style-name="P6"><text:tab/><text:tab/>}else{</text:p>
      <text:p text:style-name="P6"><text:tab/><text:tab/><text:tab/>successTotal++;</text:p>
      <text:p text:style-name="P6"><text:tab/><text:tab/>}</text:p>
      <text:p text:style-name="P6"><text:tab/>}</text:p>
      <text:p text:style-name="P6"><text:s text:c="2"/>//As expected the worst case for binary search is log(n), for instance, </text:p>
      <text:p text:style-name="P6"><text:s text:c="2"/>//if ARRSIZE is 10000, then the log(n) returns 13 <text:s/></text:p>
      <text:p text:style-name="P6"><text:tab/>std::cout &lt;&lt; "Comparison for Fail: " &lt;&lt; sumFailCom &lt;&lt; std::endl;</text:p>
      <text:p text:style-name="P6"><text:tab/>std::cout &lt;&lt; "Successful Searches: " &lt;&lt; successTotal &lt;&lt; std::endl;</text:p>
      <text:p text:style-name="P6"><text:tab/>std::cout &lt;&lt; "Worst Case: " &lt;&lt; (double)(sumFailCom)/(RANDOMVALUES - successTotal) &lt;&lt; std::endl;</text:p>
      <text:p text:style-name="P6"><text:tab/><text:tab/></text:p>
      <text:p text:style-name="P6"><text:tab/>return 0;</text:p>
      <text:p text:style-name="P6">}</text:p>
      <text:p text:style-name="P6"/>
      <text:p text:style-name="P6"/>
      <text:p text:style-name="P6"/>
      <text:p text:style-name="P6">#ifndef DESELSORT_H</text:p>
      <text:p text:style-name="P6">#define DESELSORT_H</text:p>
      <text:p text:style-name="P6">#include &lt;iostream&gt;</text:p>
      <text:p text:style-name="P6"/>
      <text:p text:style-name="P6">/*</text:p>
      <text:p text:style-name="P6"><text:s/>* File Name: deSelsort.h</text:p>
      <text:p text:style-name="P6"><text:s/>* Method: deSelsort</text:p>
      <text:p text:style-name="P6"><text:s/>* Return Type: void</text:p>
      <text:p text:style-name="P6"><text:s/>* In: array of integers "arr", size of "arr", ascending boolean to </text:p>
      <text:p text:style-name="P6"><text:s/>*<text:tab/><text:tab/> enable ascending or descending order.</text:p>
      <text:p text:style-name="P6"><text:soft-page-break/><text:s/>* Out: "arr" is sorted in ascending or descending order respectively</text:p>
      <text:p text:style-name="P6">*/</text:p>
      <text:p text:style-name="P6">void deSelsort(int arr[], int n){</text:p>
      <text:p text:style-name="P6"><text:tab/>//minIndex -&gt; holds the index of the minimun value</text:p>
      <text:p text:style-name="P6"><text:tab/>//maxindex -&gt; holds the index of the maximum value</text:p>
      <text:p text:style-name="P6"><text:tab/>//temp -&gt; holds a temp value for swapping</text:p>
      <text:p text:style-name="P6"><text:tab/>//leftMost -&gt; holds the index of the left most position</text:p>
      <text:p text:style-name="P6"><text:tab/>//swapCount -&gt; holds the count of swaps in the loop, for demonstration</text:p>
      <text:p text:style-name="P6"><text:tab/>int minIndex, maxIndex, temp, leftMost = 0, swapCount = 0;</text:p>
      <text:p text:style-name="P6"/>
      <text:p text:style-name="P6"/>
      <text:p text:style-name="P6"><text:tab/>//while the ith index(0, 1, 2...) is no larger than the nth-ith-1(n-2, n-1, n)</text:p>
      <text:p text:style-name="P6"><text:tab/>while(leftMost &lt;= n-leftMost-1){</text:p>
      <text:p text:style-name="P6"><text:tab/><text:tab/>//rightMost -&gt; holds the index of the right most position</text:p>
      <text:p text:style-name="P6"><text:tab/><text:tab/>int rightMost = n-leftMost-1;</text:p>
      <text:p text:style-name="P6"/>
      <text:p text:style-name="P6"><text:tab/><text:tab/>//left the min and max indecies be the left and right most</text:p>
      <text:p text:style-name="P6"><text:tab/><text:tab/>minIndex = leftMost;</text:p>
      <text:p text:style-name="P6"><text:tab/><text:tab/>maxIndex = rightMost;</text:p>
      <text:p text:style-name="P6"><text:tab/><text:tab/>//walk the array finding the min and max indicies</text:p>
      <text:p text:style-name="P6"><text:tab/><text:tab/>for(int j = leftMost + 1; j &lt;= rightMost; j++){</text:p>
      <text:p text:style-name="P6"><text:tab/><text:tab/><text:tab/>//if ascending is true sort in ascending order else, descending</text:p>
      <text:p text:style-name="P6"><text:tab/><text:tab/><text:tab/>if(arr[j] &lt;= arr[minIndex]){</text:p>
      <text:p text:style-name="P6"><text:tab/><text:tab/><text:tab/><text:tab/>minIndex = j;</text:p>
      <text:p text:style-name="P6"><text:tab/><text:tab/><text:tab/>}</text:p>
      <text:p text:style-name="P6"><text:tab/><text:tab/><text:tab/>if(arr[j] &gt;= arr[maxIndex]){</text:p>
      <text:p text:style-name="P6"><text:tab/><text:tab/><text:tab/><text:tab/>maxIndex = j;</text:p>
      <text:p text:style-name="P6"><text:tab/><text:tab/><text:tab/>}</text:p>
      <text:p text:style-name="P6"><text:tab/><text:tab/>}</text:p>
      <text:p text:style-name="P6"/>
      <text:p text:style-name="P6"><text:tab/><text:tab/>//perform the swap for the minimum element</text:p>
      <text:p text:style-name="P6"><text:tab/><text:tab/>//temp -&gt; left most value</text:p>
      <text:p text:style-name="P6"><text:tab/><text:tab/>//arr[leftMost] -&gt; value of minimum element</text:p>
      <text:p text:style-name="P6"><text:tab/><text:tab/>//arr[minIndex] -&gt; left most value </text:p>
      <text:p text:style-name="P6"><text:tab/><text:tab/>temp = arr[leftMost];</text:p>
      <text:p text:style-name="P6"><text:tab/><text:tab/>arr[leftMost] = arr[minIndex];</text:p>
      <text:p text:style-name="P6"><text:tab/><text:tab/>arr[minIndex] = temp;</text:p>
      <text:p text:style-name="P6"><text:tab/><text:tab/>swapCount++;</text:p>
      <text:p text:style-name="P6"><text:tab/><text:tab/></text:p>
      <text:p text:style-name="P6"><text:tab/><text:tab/>//perform the swap for the maximum element</text:p>
      <text:p text:style-name="P6"><text:tab/><text:tab/>//temp -&gt; right most value</text:p>
      <text:p text:style-name="P6"><text:tab/><text:tab/>//arr[rightMost] -&gt; maximum element</text:p>
      <text:p text:style-name="P6"><text:tab/><text:tab/>//arr[maxIndex] -&gt; right most value </text:p>
      <text:p text:style-name="P6"><text:tab/><text:tab/>temp = arr[rightMost];</text:p>
      <text:p text:style-name="P6"><text:tab/><text:tab/>arr[rightMost] = arr[maxIndex];</text:p>
      <text:p text:style-name="P6"><text:tab/><text:tab/>arr[maxIndex] = temp;</text:p>
      <text:p text:style-name="P6"><text:soft-page-break/><text:tab/><text:tab/>swapCount++;</text:p>
      <text:p text:style-name="P6"><text:tab/><text:tab/></text:p>
      <text:p text:style-name="P6"><text:tab/><text:tab/>//display the array for each iteration of the while loop</text:p>
      <text:p text:style-name="P6"><text:tab/><text:tab/>//for(int k = 0; k &lt; n; k++){</text:p>
      <text:p text:style-name="P6"><text:tab/><text:tab/><text:tab/>//std::cout &lt;&lt; arr[k] &lt;&lt; " ";</text:p>
      <text:p text:style-name="P6"><text:tab/><text:tab/>//}</text:p>
      <text:p text:style-name="P6"><text:tab/><text:tab/>//std::cout &lt;&lt; std::endl;</text:p>
      <text:p text:style-name="P6"><text:tab/><text:tab/></text:p>
      <text:p text:style-name="P6"><text:tab/><text:tab/>//Display info for algorithm analysis</text:p>
      <text:p text:style-name="P6"><text:tab/><text:tab/>//std::cout &lt;&lt; leftMost + 1 &lt;&lt; " pass" &lt;&lt; std::endl;</text:p>
      <text:p text:style-name="P6"><text:tab/><text:tab/>//std::cout &lt;&lt; "Max Value: " &lt;&lt; arr[rightMost] &lt;&lt; std::endl &lt;&lt; "Min <text:tab/><text:tab/><text:tab/><text:tab/>Value: " &lt;&lt; arr[leftMost] &lt;&lt; std::endl;</text:p>
      <text:p text:style-name="P6"><text:tab/><text:tab/></text:p>
      <text:p text:style-name="P6"><text:tab/><text:tab/>//std::cout &lt;&lt; "Total Swaps: " &lt;&lt; swapCount &lt;&lt; std::endl &lt;&lt; std::endl;</text:p>
      <text:p text:style-name="P6"><text:tab/><text:tab/></text:p>
      <text:p text:style-name="P6"><text:tab/><text:tab/>//increase the leftMost in order to shift the rightMost left ex:</text:p>
      <text:p text:style-name="P6"><text:tab/><text:tab/>//[0, <text:s text:c="2"/>0, <text:s text:c="3"/>9, <text:s text:c="2"/>3, <text:s text:c="2"/>2, <text:s text:c="2"/>4]</text:p>
      <text:p text:style-name="P6"><text:tab/><text:tab/>// ^-leftMost <text:s text:c="6"/>rightMost^</text:p>
      <text:p text:style-name="P6"><text:tab/><text:tab/>//post increase:</text:p>
      <text:p text:style-name="P6"><text:tab/><text:tab/>//[0, <text:s text:c="2"/>0, <text:s text:c="3"/>9, <text:s text:c="2"/>3, <text:s text:c="2"/>2, <text:s text:c="2"/>4]</text:p>
      <text:p text:style-name="P6"><text:tab/><text:tab/>//<text:tab/><text:tab/><text:tab/>^-leftMost <text:s text:c="5"/>^-rightMost</text:p>
      <text:p text:style-name="P6"><text:tab/><text:tab/>leftMost++;</text:p>
      <text:p text:style-name="P6"><text:tab/>}</text:p>
      <text:p text:style-name="P6">};</text:p>
      <text:p text:style-name="P6">#endif</text:p>
      <text:p text:style-name="P6"/>
      <text:p text:style-name="P6"/>
      <text:p text:style-name="P6"/>
      <text:p text:style-name="P6"/>
      <text:p text:style-name="P6">#ifndef BINSEARCH_H</text:p>
      <text:p text:style-name="P6">#define BINSEARCH_H</text:p>
      <text:p text:style-name="P6">#include &lt;iostream&gt;</text:p>
      <text:p text:style-name="P6">#include "deSelsort.h"</text:p>
      <text:p text:style-name="P6"/>
      <text:p text:style-name="P6">/*</text:p>
      <text:p text:style-name="P6"><text:s/>* File Name: binSearch.h</text:p>
      <text:p text:style-name="P6"><text:s/>* Method: binSearch</text:p>
      <text:p text:style-name="P6"><text:s/>* Return Type: integer</text:p>
      <text:p text:style-name="P6"><text:s/>* In: SORTED Array of integers "arr", size of "arr", target value, </text:p>
      <text:p text:style-name="P6"><text:s/>* <text:s text:c="4"/>compare which is passed by reference to count comparisons</text:p>
      <text:p text:style-name="P6"><text:s/>* <text:s text:c="4"/>for a failed search.</text:p>
      <text:p text:style-name="P6"><text:s/>* Out: The index of the item in the array or -1 if the item</text:p>
      <text:p text:style-name="P6"><text:s/>* <text:s text:c="5"/>is not found.</text:p>
      <text:p text:style-name="P6">*/</text:p>
      <text:p text:style-name="P6">int binSearch(int arr[], int size, int target, int&amp; compare){</text:p>
      <text:p text:style-name="P6"><text:s text:c="2"/>//left -&gt; starts at the first index</text:p>
      <text:p text:style-name="P6"><text:soft-page-break/><text:s text:c="2"/>//right -&gt; holds the values of the right most, which is size minus 1</text:p>
      <text:p text:style-name="P6"><text:s text:c="2"/>// <text:s text:c="8"/>because arrays count from 0</text:p>
      <text:p text:style-name="P6"><text:tab/>int left = 0, right = size -1;</text:p>
      <text:p text:style-name="P6"><text:s text:c="2"/></text:p>
      <text:p text:style-name="P6"><text:s text:c="2"/>//While left is less than or equal to the right, basically while </text:p>
      <text:p text:style-name="P6"><text:s text:c="2"/>//while you can still cut it in half.</text:p>
      <text:p text:style-name="P6"><text:tab/>while (left &lt;= right){</text:p>
      <text:p text:style-name="P6"><text:s text:c="4"/>//middle -&gt; holds the value of the middle, which is done by,</text:p>
      <text:p text:style-name="P6"><text:s text:c="4"/>// <text:s text:c="9"/>integer division to truncate to a value </text:p>
      <text:p text:style-name="P6"><text:s text:c="4"/>// <text:s text:c="9"/>i.e. 5/2 != 2.5, but actually 2.</text:p>
      <text:p text:style-name="P6"><text:tab/><text:tab/>int middle = (left + right)/2;</text:p>
      <text:p text:style-name="P6"/>
      <text:p text:style-name="P6"><text:s text:c="4"/>//if the value we are looking for is smaller than the </text:p>
      <text:p text:style-name="P6"><text:s text:c="4"/>//value held by the middle</text:p>
      <text:p text:style-name="P6"><text:tab/><text:tab/>if(target &lt; arr[middle]){</text:p>
      <text:p text:style-name="P6"><text:s text:c="6"/>//change the right most bound to be to the left of the middle(SORTED)</text:p>
      <text:p text:style-name="P6"><text:tab/><text:tab/><text:tab/>right = middle - 1;</text:p>
      <text:p text:style-name="P6"><text:tab/><text:tab/>}else if(target &gt; arr[middle]){ //If the value is larger than that held by the <text:tab/><text:tab/><text:tab/><text:tab/><text:tab/><text:tab/>// middle</text:p>
      <text:p text:style-name="P6"><text:s text:c="6"/>//change the left most bound to be to the right of the middle(SORTED) </text:p>
      <text:p text:style-name="P6"><text:tab/><text:tab/><text:tab/>left = middle + 1;</text:p>
      <text:p text:style-name="P6"><text:tab/><text:tab/>}else{</text:p>
      <text:p text:style-name="P6"><text:s text:c="6"/>//the index of the value if it is found</text:p>
      <text:p text:style-name="P6"><text:tab/><text:tab/><text:tab/>return middle;</text:p>
      <text:p text:style-name="P6"><text:tab/><text:tab/>}</text:p>
      <text:p text:style-name="P6"><text:s text:c="4"/>//one comparison will occur every iteration of the while loop, so increment </text:p>
      <text:p text:style-name="P6"><text:s text:c="4"/>//compare each time the while finishes an iteration</text:p>
      <text:p text:style-name="P6"><text:tab/><text:tab/>compare++;</text:p>
      <text:p text:style-name="P6"><text:tab/>}</text:p>
      <text:p text:style-name="P6"><text:s text:c="2"/>//if this return is reached then the value DNE in the array.</text:p>
      <text:p text:style-name="P6"><text:tab/>return -1;</text:p>
      <text:p text:style-name="P6">};</text:p>
      <text:p text:style-name="P6">#endif</text:p>
      <text:p text:style-name="P6"><text:s/></text:p>
      <text:p text:style-name="P3"/>
      <text:p text:style-name="Standard">……</text:p>
      <text:p text:style-name="P2">Output:</text:p>
      <text:p text:style-name="P7">Comparison for Fail: 121013</text:p>
      <text:p text:style-name="P7">Successful Searches: 944</text:p>
      <text:p text:style-name="P7">Worst Case: 13.3627</text:p>
      <text:p text:style-name="P7">bash-4.2$ ./a.out </text:p>
      <text:p text:style-name="P7">Comparison for Fail: 120843</text:p>
      <text:p text:style-name="P7">Successful Searches: 957</text:p>
      <text:p text:style-name="P7">Worst Case: 13.3632</text:p>
      <text:p text:style-name="P7">bash-4.2$ ./a.out </text:p>
      <text:p text:style-name="P7">Comparison for Fail: 120780</text:p>
      <text:p text:style-name="P7"><text:soft-page-break/>Successful Searches: 954</text:p>
      <text:p text:style-name="P7">Worst Case: 13.3518</text:p>
      <text:p text:style-name="P7">bash-4.2$ ./a.out </text:p>
      <text:p text:style-name="P7">Comparison for Fail: 121682</text:p>
      <text:p text:style-name="P7">Successful Searches: 896</text:p>
      <text:p text:style-name="P7">Worst Case: 13.3658</text:p>
      <text:p text:style-name="P7">bash-4.2$ ./a.out </text:p>
      <text:p text:style-name="P7">Comparison for Fail: 121682</text:p>
      <text:p text:style-name="P7">Successful Searches: 896</text:p>
      <text:p text:style-name="P7">Worst Case: 13.3658</text:p>
      <text:p text:style-name="P7">bash-4.2$ ./a.out </text:p>
      <text:p text:style-name="P7">Comparison for Fail: 121052</text:p>
      <text:p text:style-name="P7">Successful Searches: 937</text:p>
      <text:p text:style-name="P7">Worst Case: 13.3567</text:p>
      <text:p text:style-name="P7">bash-4.2$ ./a.out </text:p>
      <text:p text:style-name="P7">Comparison for Fail: 121052</text:p>
      <text:p text:style-name="P7">Successful Searches: 937</text:p>
      <text:p text:style-name="P7">Worst Case: 13.3567</text:p>
      <text:p text:style-name="P7">bash-4.2$ ./a.out </text:p>
      <text:p text:style-name="P7">Comparison for Fail: 121052</text:p>
      <text:p text:style-name="P7">Successful Searches: 937</text:p>
      <text:p text:style-name="P7">Worst Case: 13.3567</text:p>
      <text:p text:style-name="P7">bash-4.2$ ./a.out </text:p>
      <text:p text:style-name="P7">Comparison for Fail: 120826</text:p>
      <text:p text:style-name="P7">Successful Searches: 962</text:p>
      <text:p text:style-name="P7">Worst Case: 13.3687</text:p>
      <text:p text:style-name="P7">bash-4.2$ ./a.out </text:p>
      <text:p text:style-name="P7">Comparison for Fail: 120826</text:p>
      <text:p text:style-name="P7">Successful Searches: 962</text:p>
      <text:p text:style-name="P7">Worst Case: 13.3687</text:p>
      <text:p text:style-name="P4"/>
      <text:p text:style-name="Standard">…….</text:p>
      <text:p text:style-name="P9">Lab <text:span text:style-name="T7">2 </text:span>Questions:</text:p>
      <text:p text:style-name="P9">1.)<text:span text:style-name="T11"> The maximum number of comparisons required for binary search is log</text:span><text:span text:style-name="T10">2</text:span><text:span text:style-name="T6">n, this is the case since in each iteration of a binary search the array is cut in “half.” <text:s/>Having a logarithmic breakdown to find a result should yield a logarithmic time complexity, especially if the target value DNE in the array. </text:span></text:p>
      <text:p text:style-name="P8"><text:span text:style-name="T3">2.)</text:span><text:span text:style-name="T11"> My empirical results gave a worst case of 13.37. <text:s/>This makes matches my predictions since binary search is O(logn) and since the log</text:span><text:span text:style-name="T10">2</text:span><text:span text:style-name="T6">10,000 is 13, my value matches the worst case time complexity.</text:span></text:p>
      <text:p text:style-name="Standard">……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[Student Name]     </dc:title>
    <meta:initial-creator>Information Technology</meta:initial-creator>
    <meta:creation-date>2006-09-26T14:08:00</meta:creation-date>
    <dc:date>2020-02-11T09:24:16.171434442</dc:date>
    <meta:editing-cycles>9</meta:editing-cycles>
    <meta:editing-duration>PT33M40S</meta:editing-duration>
    <meta:print-date>2020-02-11T09:22:54.020239066</meta:print-date>
    <meta:generator>LibreOffice/5.3.6.1$Linux_X86_64 LibreOffice_project/30$Build-1</meta:generator>
    <meta:document-statistic meta:table-count="0" meta:image-count="0" meta:object-count="0" meta:page-count="6" meta:paragraph-count="233" meta:word-count="1328" meta:character-count="8355" meta:non-whitespace-character-count="6781"/>
  </office:meta>
</office:document-meta>
</file>